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thJax Main" fo:font-size="18pt" fo:font-weight="bold" officeooo:rsid="000ea397" officeooo:paragraph-rsid="000ea39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athJax Main" fo:font-size="15pt" fo:font-weight="bold" officeooo:rsid="000ea397" officeooo:paragraph-rsid="000ea397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MathJax Main" fo:font-size="15pt" fo:font-weight="normal" officeooo:rsid="000ea397" officeooo:paragraph-rsid="000ea397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MathJax Main" fo:font-size="15pt" fo:font-weight="normal" officeooo:rsid="000ea397" officeooo:paragraph-rsid="000ea397" style:font-size-asian="13.1000003814697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oming and Shrinking</text:p>
      <text:p text:style-name="P1"/>
      <text:p text:style-name="P2">Algorithm:</text:p>
      <text:p text:style-name="P2"/>
      <text:p text:style-name="P3">1) We read the intensity values of the pixels.</text:p>
      <text:p text:style-name="P3"/>
      <text:p text:style-name="P3">2) Zooming is performed by repeating the pixels values. Here we <text:tab/>take the rows of the intensity values, duplicate them and <text:tab/>place them next to each other.</text:p>
      <text:p text:style-name="P3"/>
      <text:p text:style-name="P3"><text:tab/><text:tab/>1<text:tab/>2<text:tab/>3<text:tab/><text:tab/><text:tab/>1<text:tab/>1<text:tab/>2<text:tab/>2<text:tab/>3<text:tab/>3</text:p>
      <text:p text:style-name="P3"><text:tab/><text:tab/>4<text:tab/>5<text:tab/>6<text:tab/><text:tab/><text:tab/>4<text:tab/>4<text:tab/>5<text:tab/>5<text:tab/>6<text:tab/>6</text:p>
      <text:p text:style-name="P3"><text:tab/><text:tab/>7<text:tab/>8<text:tab/>9<text:tab/><text:tab/><text:tab/>7<text:tab/>7<text:tab/>8<text:tab/>8<text:tab/>9<text:tab/>9<text:tab/></text:p>
      <text:p text:style-name="P3"/>
      <text:p text:style-name="P3"><text:tab/><text:tab/><text:tab/><text:tab/><text:tab/><text:tab/><text:tab/>Image with rows duplicated<text:tab/><text:tab/></text:p>
      <text:p text:style-name="P3"/>
      <text:p text:style-name="P3">3) Then we take the column of the intensity values, duplicate them and place them one below the other. This results in a zoomed image with a scale factor of 2.</text:p>
      <text:p text:style-name="P3"/>
      <text:p text:style-name="P4">1<text:tab/>1<text:tab/>2<text:tab/>2<text:tab/>3<text:tab/>3</text:p>
      <text:p text:style-name="P4">1<text:tab/>1<text:tab/>2<text:tab/>2<text:tab/>3<text:tab/>3</text:p>
      <text:p text:style-name="P4">4<text:tab/>4<text:tab/>5<text:tab/>5<text:tab/>6<text:tab/>6</text:p>
      <text:p text:style-name="P4">4<text:tab/>4<text:tab/>5<text:tab/>5<text:tab/>6<text:tab/>6</text:p>
      <text:p text:style-name="P4">7<text:tab/>7<text:tab/>8<text:tab/>8<text:tab/>9<text:tab/>9</text:p>
      <text:p text:style-name="P4">7<text:tab/>7<text:tab/>8<text:tab/>8<text:tab/>9<text:tab/>9</text:p>
      <text:p text:style-name="P4"/>
      <text:p text:style-name="P4">Zoomed image</text:p>
      <text:p text:style-name="P4"/>
      <text:p text:style-name="P3">4) For shrinking, we do the exact opposite of what we did for zooming. We first remove the repeating columns.</text:p>
      <text:p text:style-name="P3"/>
      <text:p text:style-name="P4">1<text:tab/>1<text:tab/>2<text:tab/>2<text:tab/>3<text:tab/>3</text:p>
      <text:p text:style-name="P4">4<text:tab/>4<text:tab/>5<text:tab/>5<text:tab/>6<text:tab/>6</text:p>
      <text:p text:style-name="P4">7<text:tab/>7<text:tab/>8<text:tab/>8<text:tab/>9<text:tab/>9</text:p>
      <text:p text:style-name="P4"/>
      <text:p text:style-name="P4">Image with columns removed</text:p>
      <text:p text:style-name="P4"/>
      <text:p text:style-name="P3"><text:soft-page-break/>5) We then remove the repeating rows from the image.</text:p>
      <text:p text:style-name="P3"/>
      <text:p text:style-name="P4">1<text:tab/>2<text:tab/>3</text:p>
      <text:p text:style-name="P4">4<text:tab/>5<text:tab/>6</text:p>
      <text:p text:style-name="P4">7<text:tab/>8<text:tab/>9</text:p>
      <text:p text:style-name="P4"/>
      <text:p text:style-name="P4">Shrunken Image</text:p>
      <text:p text:style-name="P4"/>
      <text:p text:style-name="P3">6) The resulting shrunken image would be shrunked by a factor of <text:tab/>0.5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0:32:32.865656773</meta:creation-date>
    <dc:date>2018-10-05T00:46:06.483104090</dc:date>
    <meta:editing-duration>PT12S</meta:editing-duration>
    <meta:editing-cycles>1</meta:editing-cycles>
    <meta:document-statistic meta:table-count="0" meta:image-count="0" meta:object-count="0" meta:page-count="2" meta:paragraph-count="27" meta:word-count="216" meta:character-count="886" meta:non-whitespace-character-count="672"/>
    <meta:generator>LibreOffice/6.1.0.3$Linux_X86_64 LibreOffice_project/10$Build-3</meta:generator>
  </office:meta>
</office:document-meta>
</file>